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7cm" presentation:class="title" presentation:user-transformed="true">
          <draw:text-box>
            <text:p>Locating Source of Heat using SLAM on Turtlebot3 Burger Robo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By Huy 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are we doing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gram a robot to survey an unknown environment</text:p>
              </text:list-item>
              <text:list-item>
                <text:p>Build a map as the robot surveys the environment</text:p>
              </text:list-item>
              <text:list-item>
                <text:p>Find the hottest area in the map and navigate to that location</text:p>
              </text:list-item>
              <text:list-item>
                <text:p>Let the robot do all these points autono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How will we achieve our goal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plement Simultaneous Localization and Mapping, or SLAM, onto a ground mobile robot</text:p>
              </text:list-item>
              <text:list-item>
                <text:p>Use Robot Operating System, or ROS, as our middleware to program the rob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kind of Robot is i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urtlebot3 model Burger by ROBOTiS</text:p>
              </text:list-item>
              <text:list-item>
                <text:p>Ground Mobile Robot (whats the word for two wheels and casterball?)</text:p>
              </text:list-item>
              <text:list-item>
                <text:p>Hardware: Raspberry Pi 4, OpenCR 1.0 (arduino board), Dyniximal Servos (check spelling), 360 degree Lidar Sen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kind of Robot is it? <text:span text:style-name="T1">Cont.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CR1.0 Arduino board included sensors: Gyroscope,</text:p>
              </text:list-item>
              <text:list-item>
                <text:p>Modded to include Temperature Standard</text:p>
              </text:list-item>
              <text:list-item>
                <text:p>ROBOTiS provides Cartographer and Navigation Packages</text:p>
              </text:list-item>
              <text:list-item>
                <text:p>Add pictu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is SLAM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tes a map for both operator and robot</text:p>
              </text:list-item>
              <text:list-item>
                <text:p>Without a map, there are no “landmarks” for robot</text:p>
              </text:list-item>
              <text:list-item>
                <text:p>Efficient navigation, predetermine path before navig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is RO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ddleware that provides tools to program hardware</text:p>
              </text:list-item>
              <text:list-item>
                <text:p>Highly Scaleable</text:p>
              </text:list-item>
              <text:list-item>
                <text:p>Has simulation tools</text:p>
              </text:list-item>
              <text:list-item>
                <text:p>Add history, who developed, wh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OS crash cour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raph structure made of Nodes</text:p>
              </text:list-item>
              <text:list-item>
                <text:p>Nodes are programs written in Python or C++</text:p>
                <text:list>
                  <text:list-item>
                    <text:p>Components of the robot</text:p>
                  </text:list-item>
                  <text:list-item>
                    <text:p>Instructions for a task</text:p>
                  </text:list-item>
                  <text:list-item>
                    <text:p>3 modes of communicat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08:35:27.032837712</meta:creation-date>
    <meta:editing-duration>PT16M5S</meta:editing-duration>
    <meta:editing-cycles>9</meta:editing-cycles>
    <meta:generator>LibreOffice/6.4.7.2$Linux_X86_64 LibreOffice_project/40$Build-2</meta:generator>
    <dc:title>Impress</dc:title>
    <dc:date>2022-11-12T09:13:18.615162522</dc:date>
    <meta:document-statistic meta:object-count="66"/>
  </office:meta>
</office:document-meta>
</file>